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16pt" fo:language="ca" fo:country="ES" style:text-underline-style="solid" style:text-underline-width="auto" style:text-underline-color="font-color" fo:font-weight="bold" style:font-size-asian="16pt" style:font-weight-asian="bold" style:font-name-complex="Arial" style:font-size-complex="16pt"/>
    </style:style>
    <style:style style:name="P2" style:family="paragraph" style:parent-style-name="Header">
      <style:text-properties style:font-name="Arial" fo:font-size="16pt" fo:language="ca" fo:country="ES" style:text-underline-style="solid" style:text-underline-width="auto" style:text-underline-color="font-color" fo:font-weight="bold" style:font-size-asian="16pt" style:font-weight-asian="bold" style:font-name-complex="Arial" style:font-size-complex="16pt"/>
    </style:style>
    <style:style style:name="P3" style:family="paragraph" style:parent-style-name="Normal_20__28_Web_29_">
      <style:paragraph-properties fo:margin-left="0.5in" fo:margin-right="0in" fo:margin-top="0in" fo:margin-bottom="0.0827in" style:contextual-spacing="false" fo:line-height="150%" fo:text-align="justify" style:justify-single-word="false" fo:text-indent="0in" style:auto-text-indent="false"/>
    </style:style>
    <style:style style:name="P4" style:family="paragraph" style:parent-style-name="Normal_20__28_Web_29_" style:list-style-name="WW8Num1" style:master-page-name="Standard">
      <style:paragraph-properties fo:margin-top="0in" fo:margin-bottom="0.0827in" style:contextual-spacing="false" fo:line-height="150%" fo:text-align="justify" style:justify-single-word="false" style:page-number="auto"/>
      <style:text-properties style:font-name="Arial" fo:language="ca" fo:country="ES" fo:font-weight="bold" style:font-weight-asian="bold" style:font-name-complex="Arial"/>
    </style:style>
    <style:style style:name="P5" style:family="paragraph" style:parent-style-name="Normal_20__28_Web_29_" style:list-style-name="WW8Num1">
      <style:paragraph-properties fo:margin-top="0in" fo:margin-bottom="0.0827in" style:contextual-spacing="false" fo:line-height="150%" fo:text-align="justify" style:justify-single-word="false"/>
      <style:text-properties style:font-name="Arial" fo:language="ca" fo:country="ES" fo:font-weight="bold" style:font-weight-asian="bold" style:font-name-complex="Arial"/>
    </style:style>
    <style:style style:name="P6" style:family="paragraph" style:parent-style-name="Normal_20__28_Web_29_" style:list-style-name="WW8Num1">
      <style:paragraph-properties fo:margin-top="0in" fo:margin-bottom="0.0827in" style:contextual-spacing="false" fo:line-height="150%" fo:text-align="justify" style:justify-single-word="false"/>
      <style:text-properties style:font-name="Arial" fo:language="ca" fo:country="ES" fo:font-weight="bold" officeooo:paragraph-rsid="001aa5f0" style:font-weight-asian="bold" style:font-name-complex="Arial"/>
    </style:style>
    <style:style style:name="P7" style:family="paragraph" style:parent-style-name="Normal_20__28_Web_29_">
      <style:paragraph-properties fo:margin-top="0in" fo:margin-bottom="0.0827in" style:contextual-spacing="false" fo:line-height="150%" fo:text-align="justify" style:justify-single-word="false"/>
      <style:text-properties style:font-name="Arial" fo:language="ca" fo:country="ES" fo:font-weight="bold" style:font-weight-asian="bold" style:font-name-complex="Arial"/>
    </style:style>
    <style:style style:name="P8" style:family="paragraph" style:parent-style-name="Normal_20__28_Web_29_" style:list-style-name="WW8Num1">
      <style:paragraph-properties fo:margin-top="0in" fo:margin-bottom="0.0827in" style:contextual-spacing="false" fo:line-height="150%" fo:text-align="justify" style:justify-single-word="false"/>
      <style:text-properties style:font-name="Arial" fo:language="ca" fo:country="ES" fo:font-weight="normal" officeooo:rsid="001b78ef" officeooo:paragraph-rsid="001b78ef" style:font-weight-asian="normal" style:font-name-complex="Arial" style:font-weight-complex="normal"/>
    </style:style>
    <style:style style:name="P9" style:family="paragraph" style:parent-style-name="Normal_20__28_Web_29_" style:list-style-name="WW8Num1">
      <style:paragraph-properties fo:margin-top="0in" fo:margin-bottom="0.0827in" style:contextual-spacing="false" fo:line-height="150%" fo:text-align="justify" style:justify-single-word="false"/>
      <style:text-properties style:font-name="Arial" fo:language="ca" fo:country="ES" fo:font-weight="normal" officeooo:rsid="001b98df" officeooo:paragraph-rsid="001b98df" style:font-weight-asian="normal" style:font-name-complex="Arial" style:font-weight-complex="normal"/>
    </style:style>
    <style:style style:name="T1" style:family="text">
      <style:text-properties style:use-window-font-color="true" loext:opacity="0%" fo:font-size="12pt" style:font-name-asian="Times New Roman" style:font-size-asian="12pt" style:language-asian="zh" style:country-asian="CN" style:font-size-complex="12pt" style:language-complex="ar" style:country-complex="SA"/>
    </style:style>
    <style:style style:name="T2" style:family="text">
      <style:text-properties style:use-window-font-color="true" loext:opacity="0%" fo:font-size="12pt" officeooo:rsid="001d0a9f" style:font-name-asian="Times New Roman" style:font-size-asian="12pt" style:language-asian="zh" style:country-asian="CN" style:font-size-complex="12pt" style:language-complex="ar" style:country-complex="SA"/>
    </style:style>
    <style:style style:name="T3" style:family="text">
      <style:text-properties style:use-window-font-color="true" loext:opacity="0%" fo:font-size="12pt" fo:font-weight="bold" style:font-name-asian="Times New Roman" style:font-size-asian="12pt" style:language-asian="zh" style:country-asian="CN" style:font-weight-asian="bold" style:font-size-complex="12pt" style:language-complex="ar" style:country-complex="SA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0a9f" style:font-weight-asian="normal" style:font-weight-complex="normal"/>
    </style:style>
    <style:style style:name="T7" style:family="text">
      <style:text-properties fo:font-weight="normal" officeooo:rsid="001d5a4a" style:font-weight-asian="normal" style:font-weight-complex="normal"/>
    </style:style>
    <style:style style:name="T8" style:family="text">
      <style:text-properties officeooo:rsid="001d0a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29673426" text:style-name="WW8Num1">
        <text:list-item>
          <text:p text:style-name="P4">Joan Martí vol crear una fusteria. La vol crear com a empresari individual i calcula que necessitarà un treballador que li ajude. Classifica l’empresa que vol muntar Joan segons les diverses classificacions que apareixen al tema.</text:p>
          <text:p text:style-name="P9">Per la naturalesa del producte es <text:span text:style-name="T4">Industrial</text:span> pel motiu de que f<text:span text:style-name="T1">ábrica productes a partir de matèria primera.</text:span></text:p>
          <text:p text:style-name="P9"><text:span text:style-name="T1">Per la seva dimensió es una </text:span><text:span text:style-name="T3">micro empresa</text:span><text:span text:style-name="T1"> ja que només té 1 treballador.</text:span></text:p>
          <text:p text:style-name="P9"><text:span text:style-name="T1">Per la personalitat jurídica es classifica com a </text:span><text:span text:style-name="T3">empresa sense personalitat jurídica</text:span></text:p>
          <text:p text:style-name="P8"><text:span text:style-name="T1"/></text:p>
        </text:list-item>
        <text:list-item>
          <text:p text:style-name="P5">Marc López vol muntar un negoci informàtic a sa casa, sols amb un ordinador i una connexió a Internet. El més important que va a tenir en compte Marc a l’hora de muntar el negoci és que no vol haver d’aportar un capital mínim, que vol dirigir el negoci ell a soles i que no l’importa el tipus de responsabilitat, ja que considera que les inversions són mínimes i no suposen un risc pel seu patrimoni. Quina forma jurídica seria la més adequada? Raona la resposta.</text:p>
          <text:p text:style-name="P9">La forma jur<text:span text:style-name="T1">ídica més adequada es la d’</text:span><text:span text:style-name="T4">empresari individual/aut</text:span><text:span text:style-name="T3">ònom</text:span></text:p>
        </text:list-item>
      </text:list>
      <text:p text:style-name="P7"/>
      <text:list xml:id="list182147022857924" text:continue-numbering="true" text:style-name="WW8Num1">
        <text:list-item>
          <text:p text:style-name="P5">Marta Pérez, Joana Marí i Carla Díez són 3 informàtiques que van quedar a l’atur fa un any i volen muntar una empresa on puguen treballar. Les 3 decideixen que van a crear per tant un negoci on elles actuaran com a treballadores. No funden l’empresa amb ànim de lucre, sols per crear llocs de treball. Les 3 amigues no tenen massa diners, amb la qual cosa prefereixen una forma jurídica on no s’haja de pagar més de 3.000€ de capital social. Quina forma jurídica seria aconsellable?</text:p>
          <text:p text:style-name="P9">La forma jur<text:span text:style-name="T1">ídica més aconsellable en aquest cas es la </text:span><text:span text:style-name="T3">societat limitada</text:span><text:span text:style-name="T1">, ja que es pot començar per 1 euro només i una volta el capital de la societat supere els 3000€, ja es poden repartir el benefici. </text:span><text:span text:style-name="T2">També es sense ànim de lucre.</text:span></text:p>
          <text:p text:style-name="P9"><text:span text:style-name="T1"/></text:p>
        </text:list-item>
        <text:list-item>
          <text:p text:style-name="P5"><text:soft-page-break/>El capital d’una SA es divideix en <text:span text:style-name="T6">accions</text:span>, mentre que el de les SL es divideix en<text:span text:style-name="T5"> </text:span><text:span text:style-name="T6">participacions</text:span><text:span text:style-name="T5"> </text:span>El capital de les<text:span text:style-name="T5"> </text:span><text:span text:style-name="T6">SA</text:span><text:span text:style-name="T5"> </text:span>pot transmetre’s lliurement, al contrari que el de les<text:span text:style-name="T5"> </text:span><text:span text:style-name="T6">S.L</text:span><text:span text:style-name="T5"> </text:span>que sols pot transmetre’s a familiar o altres socis. Per aquestes raons es considera que les<text:span text:style-name="T5"> </text:span><text:span text:style-name="T6">Societats </text:span><text:span text:style-name="T7">Anonimes</text:span><text:span text:style-name="T5"> </text:span>són les societats capitalistes per excel·lència, doncs no importen les persones sinó els diners.</text:p>
        </text:list-item>
        <text:list-item>
          <text:p text:style-name="P5">Un empresari que té un negoci minorista informàtic, està pensant canviar la forma jurídica de la seva empresa a causa dels impostos que ha de pagar. Actualment és empresari individual i l’altra possibilitat que té en ment és la de transformar-se en SL. Així, els 2 últims anys ha pagat un % de l’IRPF del 20%, i enguany va camí de pagar el mateix tant per cent. Creus que segons aquestes dades i tenint com a argument del canvi de forma jurídica la quantitat de impostos a pagar, li convé de veres el canvi? Raona la resposta.</text:p>
        </text:list-item>
        <text:list-item>
          <text:p text:style-name="P5">Jordi i Ximo són 2 informàtics que decideixen muntar un negoci on ells podran treballar. El que han fet és muntar una Societat Anònima Laboral. Les causes que els han dut a escollir aquesta forma jurídica són les següents: no tenien massa diners i així han limitat el capital a aportar a 3.005,06€. D’altra banda la responsabilitat dels promotors és limitada, amb la qual cosa s’estalvien que en cas que les coses vagen malament es toque el seu patrimoni personal. A més, com tampoc disposaven dels 3.000€, han aconseguit que el seu amic Carles passe a formar part de l’empresa com a soci no treballador, adquirint el 55% de les accions de l’empresa. Per últim, han escollit aquesta forma jurídica perquè els han dit que seguint determinats requisits, passaran a ser fiscalment protegides i pagaran un 20% d’IS en lloc del 25% habitual. Han encertat Jordi i Ximo en la seva elecció? Quines errades han fet? Raona la resposta.</text:p>
        </text:list-item>
        <text:list-item>
          <text:p text:style-name="P6">Pau López vol muntar un xicotet negoci minorista informàtic on a la vegada prestarà serveis de reparació i impartirà cursos per mig d’un treballador que té pensat contractar. A Pau li preocupa molt el tema de la responsabilitat, doncs no vol que una mala gestió li faça perdre els seus pisos i el cotxe. D’altra banda, Pau vol dirigir ell soles el negoci (sense cap soci més), i té uns pocs diners invertibles, amb la qual cosa es pot <text:soft-page-break/>permetre pagar un capital social que no supere els 5.000€. Quina forma jurídica hauria d’escollir Pau? Si a més pensara en una forma jurídica que el permeta crear el negoci en 24-48 hores, quina hauria de ser la forma jurídica escollida? Raona les respostes i no escollisques la mateixa opció en els 2 casos.</text:p>
        </text:list-item>
        <text:list-item>
          <text:p text:style-name="P6">Quins avantatges i desavantatges presenta la forma jurídica d’empresari individual davant una SL?</text:p>
        </text:list-item>
        <text:list-item>
          <text:p text:style-name="P6">Quines condicions ha de complir una empresari individual per convertir-se en Empresari de Responsabilitat Limitada?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ca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pitch="variable" fo:font-size="11pt" fo:language="es" fo:country="ES" style:font-name-asian="Calibri" style:font-family-asian="Calibri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de_20_globo" style:display-name="Texto de globo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exto_20_independiente_20_2" style:display-name="Texto independiente 2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ca" fo:country="E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0.4917in" fo:margin-right="0in" fo:text-indent="0in" style:auto-text-indent="false"/>
    </style:style>
    <style:style style:name="Text_20_independent_20_2" style:display-name="Text independent 2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family="Arial" style:font-family-generic="swiss" style:font-pitch="variable" fo:font-size="12pt" fo:language="ca" fo:country="ES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1945in" fo:margin-bottom="0.0827in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z0" style:family="text">
      <style:text-properties style:font-name="Arial" fo:font-family="Arial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exto_20_independiente_20_2_20_Car" style:display-name="Texto independiente 2 Car" style:family="text">
      <style:text-properties style:font-name="Arial" fo:font-family="Arial" style:font-family-generic="swiss" style:font-pitch="variable" fo:font-size="12pt" fo:language="ca" fo:country="E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6pt" fo:language="ca" fo:country="ES" style:text-underline-style="solid" style:text-underline-width="auto" style:text-underline-color="font-color" fo:font-weight="bold" style:font-size-asian="16pt" style:font-weight-asian="bold" style:font-name-complex="Arial" style:font-size-complex="16pt"/>
    </style:style>
    <style:style style:name="MP2" style:family="paragraph" style:parent-style-name="Header">
      <style:text-properties style:font-name="Arial" fo:font-size="16pt" fo:language="ca" fo:country="ES" style:text-underline-style="solid" style:text-underline-width="auto" style:text-underline-color="font-color" fo:font-weight="bold" style:font-size-asian="16pt" style:font-weight-asian="bold" style:font-name-complex="Arial" style:font-size-complex="16pt"/>
    </style:style>
    <style:page-layout style:name="Mpm1">
      <style:page-layout-properties fo:page-width="8.2681in" fo:page-height="11.6929in" style:num-format="1" style:print-orientation="portrait" fo:margin-top="0.4917in" fo:margin-bottom="0.4925in" fo:margin-left="1.0835in" fo:margin-right="0.8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71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o</meta:initial-creator>
    <meta:creation-date>2021-10-25T11:41:00</meta:creation-date>
    <dc:date>2023-01-12T18:21:43.064720267</dc:date>
    <meta:editing-cycles>6</meta:editing-cycles>
    <meta:editing-duration>PT56M23S</meta:editing-duration>
    <meta:print-date>1995-11-21T17:41:00</meta:print-date>
    <meta:generator>LibreOffice/7.3.7.2$Linux_X86_64 LibreOffice_project/30$Build-2</meta:generator>
    <meta:document-statistic meta:table-count="0" meta:image-count="0" meta:object-count="0" meta:page-count="3" meta:paragraph-count="14" meta:word-count="797" meta:character-count="4548" meta:non-whitespace-character-count="3774"/>
  </office:meta>
</office:document-meta>
</file>